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2.34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PTD7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PTD6/LLWU_P15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PTD5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PTD4/LLWU_P14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PTD0/LLWU_P12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PTC16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PTC12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TC8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TC4/LLWU_P8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PTC3/LLWU_P7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PTC2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PTD12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PTD11/LLWU_P25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PTD10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PTD3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PTC19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PTC15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PTC11/LLWU_P11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PTC7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PTD9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PTC1/LLWU_P6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PTC0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PTD15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PTD14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TD13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TD2/LLWU_P13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TC18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PTC14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PTC10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PTC6/LLWU_P10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PTD8/LLWU_P24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PTB23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PTB22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TE2/LLWU_P1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TE1/LLWU_P0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TE0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TD1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TC17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TC13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TC9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TC5/LLWU_P9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PTB21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TB20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PTB19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TB18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PTE6/LLWU_P16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PTE5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TE4/LLWU_P2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PTE3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PTB17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PTB16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PTB11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PTB10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PTE10/LLWU_P18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PTE9/LLWU_P17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TE8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PTE7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PTB9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PTB8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PTB7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TB6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VREG_OUT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VREG_IN0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TE12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TE11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VREFH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VREFL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PTB5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PTB4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TB3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PTB2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USB0_DP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USB0_DM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PTE28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PTB1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TB0/LLWU_P5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PTBA29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TA28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SB1_DP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VREG_IN1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ADC0_SE16/CMP1_IN2/ADC0_SE21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TE27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PTA0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TA1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PTA6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PTA7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PTA13/LLWU_P4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TA27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PTA26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TA25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USB1_DM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USB1_VSS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ADC1_SE16/CMP2_IN2/ADC0_SE22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PTE26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PTE25/LLWU_P21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PTA2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PTA3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PTA8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PTA12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PTA16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PTA17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PTA24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USB1_VBUS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DC0_DM0/ADC1_DM3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DAC0_OUT/CMP1_IN3/ADC0_SE23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DAC1_OUT/CMP0_IN4/CMP2_IN3/ADC1_SE23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RTC_WAKEUP_B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PTA4/LLWU_P3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PTA9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PTA11/LLWU_P23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PTA14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PTA15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RESET_b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ADC1_DP0/ADC0_DP3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ADC1_DM0/ADC0_DM3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VREF_OUT/CMP1_IN5/CMP0_IN5/ADC1_SE18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PTE24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EXTAL32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XTAL32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PTA5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PTA10/LLWU_P22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PTA19</text:p>
          </table:table-cell>
          <table:table-cell office:value-type="string" calcext:value-type="string">
            <text:p>I/O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PTA18</text:p>
          </table:table-cell>
          <table:table-cell office:value-type="string" calcext:value-type="string">
            <text:p>I/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10:06:11.006322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4:47:59.056513651</meta:creation-date>
    <dc:date>2021-07-06T10:55:39.594591526</dc:date>
    <meta:editing-duration>PT1H9M5S</meta:editing-duration>
    <meta:editing-cycles>13</meta:editing-cycles>
    <meta:generator>LibreOffice/6.4.7.2$Linux_X86_64 LibreOffice_project/40$Build-2</meta:generator>
    <meta:document-statistic meta:table-count="1" meta:cell-count="432" meta:object-count="0"/>
  </office:meta>
</office:document-meta>
</file>